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6116666666667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2">
            <text:p>W29</text:p>
          </table:table-cell>
          <table:table-cell office:value-type="string" table:style-name="ce2">
            <text:p>OptKnock</text:p>
          </table:table-cell>
          <table:table-cell office:value-type="string" table:style-name="ce2">
            <text:p>Obese</text:p>
          </table:table-cell>
          <table:table-cell office:value-type="string" table:style-name="ce2">
            <text:p>iYali</text:p>
          </table:table-cell>
          <table:table-cell table:number-columns-repeated="16379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/>
          <table:table-cell table:style-name="ce1">
            <draw:frame draw:z-index="1" draw:id="id0" draw:style-name="a0" draw:name="Gráfico 1" svg:x="0.025in" svg:y="0.07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0.10926998395498599" table:style-name="ce1">
            <text:p>0.109269984</text:p>
          </table:table-cell>
          <table:table-cell office:value-type="float" office:value="0.1" table:style-name="ce1">
            <text:p>0.1</text:p>
          </table:table-cell>
          <table:table-cell office:value-type="float" office:value="0.10926998395498901" table:style-name="ce1">
            <text:p>0.109269984</text:p>
          </table:table-cell>
          <table:table-cell office:value-type="float" office:value="0.109205814421999" table:style-name="ce1">
            <text:p>0.109205814</text:p>
          </table:table-cell>
          <table:table-cell table:number-columns-repeated="16379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0.11941600323983" table:style-name="ce1">
            <text:p>0.119416003</text:p>
          </table:table-cell>
          <table:table-cell office:value-type="float" office:value="0.1" table:style-name="ce1">
            <text:p>0.1</text:p>
          </table:table-cell>
          <table:table-cell office:value-type="float" office:value="0.11941600323983501" table:style-name="ce1">
            <text:p>0.119416003</text:p>
          </table:table-cell>
          <table:table-cell office:value-type="float" office:value="0.119275457486473" table:style-name="ce1">
            <text:p>0.119275457</text:p>
          </table:table-cell>
          <table:table-cell table:number-columns-repeated="16379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0.130576346095618" table:style-name="ce1">
            <text:p>0.130576346</text:p>
          </table:table-cell>
          <table:table-cell office:value-type="float" office:value="0.1" table:style-name="ce1">
            <text:p>0.1</text:p>
          </table:table-cell>
          <table:table-cell office:value-type="float" office:value="0.13057634609562599" table:style-name="ce1">
            <text:p>0.130576346</text:p>
          </table:table-cell>
          <table:table-cell office:value-type="float" office:value="0.130344263136388" table:style-name="ce1">
            <text:p>0.130344263</text:p>
          </table:table-cell>
          <table:table-cell table:number-columns-repeated="16379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0.14276130480206001" table:style-name="ce1">
            <text:p>0.142761305</text:p>
          </table:table-cell>
          <table:table-cell office:value-type="float" office:value="0.1" table:style-name="ce1">
            <text:p>0.1</text:p>
          </table:table-cell>
          <table:table-cell office:value-type="float" office:value="0.142761304802072" table:style-name="ce1">
            <text:p>0.142761305</text:p>
          </table:table-cell>
          <table:table-cell office:value-type="float" office:value="0.14242230221029101" table:style-name="ce1">
            <text:p>0.142422302</text:p>
          </table:table-cell>
          <table:table-cell table:number-columns-repeated="16379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0.15615907610396501" table:style-name="ce1">
            <text:p>0.156159076</text:p>
          </table:table-cell>
          <table:table-cell office:value-type="float" office:value="0.1" table:style-name="ce1">
            <text:p>0.1</text:p>
          </table:table-cell>
          <table:table-cell office:value-type="float" office:value="0.156159076103981" table:style-name="ce1">
            <text:p>0.156159076</text:p>
          </table:table-cell>
          <table:table-cell office:value-type="float" office:value="0.15569355282449099" table:style-name="ce1">
            <text:p>0.155693553</text:p>
          </table:table-cell>
          <table:table-cell table:number-columns-repeated="16379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0.17073518194444001" table:style-name="ce1">
            <text:p>0.170735182</text:p>
          </table:table-cell>
          <table:table-cell office:value-type="float" office:value="0.1" table:style-name="ce1">
            <text:p>0.1</text:p>
          </table:table-cell>
          <table:table-cell office:value-type="float" office:value="0.170735181944461" table:style-name="ce1">
            <text:p>0.170735182</text:p>
          </table:table-cell>
          <table:table-cell office:value-type="float" office:value="0.17012430928056299" table:style-name="ce1">
            <text:p>0.170124309</text:p>
          </table:table-cell>
          <table:table-cell table:number-columns-repeated="16379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0.18706621328255099" table:style-name="ce1">
            <text:p>0.187066213</text:p>
          </table:table-cell>
          <table:table-cell office:value-type="float" office:value="0.1" table:style-name="ce1">
            <text:p>0.1</text:p>
          </table:table-cell>
          <table:table-cell office:value-type="float" office:value="0.187066213282578" table:style-name="ce1">
            <text:p>0.187066213</text:p>
          </table:table-cell>
          <table:table-cell office:value-type="float" office:value="0.186277032772347" table:style-name="ce1">
            <text:p>0.186277033</text:p>
          </table:table-cell>
          <table:table-cell table:number-columns-repeated="16379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0.205101934882023" table:style-name="ce1">
            <text:p>0.205101935</text:p>
          </table:table-cell>
          <table:table-cell office:value-type="float" office:value="0.1" table:style-name="ce1">
            <text:p>0.1</text:p>
          </table:table-cell>
          <table:table-cell office:value-type="float" office:value="0.205101934882058" table:style-name="ce1">
            <text:p>0.205101935</text:p>
          </table:table-cell>
          <table:table-cell office:value-type="float" office:value="0.204102716707766" table:style-name="ce1">
            <text:p>0.204102717</text:p>
          </table:table-cell>
          <table:table-cell table:number-columns-repeated="16379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0.2247772703134" table:style-name="ce1">
            <text:p>0.22477727</text:p>
          </table:table-cell>
          <table:table-cell office:value-type="float" office:value="0.1" table:style-name="ce1">
            <text:p>0.1</text:p>
          </table:table-cell>
          <table:table-cell office:value-type="float" office:value="0.224777270313443" table:style-name="ce1">
            <text:p>0.22477727</text:p>
          </table:table-cell>
          <table:table-cell office:value-type="float" office:value="0.223537876284749" table:style-name="ce1">
            <text:p>0.223537876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24609221957668101" table:style-name="ce1">
            <text:p>0.24609222</text:p>
          </table:table-cell>
          <table:table-cell office:value-type="float" office:value="0.1" table:style-name="ce1">
            <text:p>0.1</text:p>
          </table:table-cell>
          <table:table-cell office:value-type="float" office:value="0.246092219576733" table:style-name="ce1">
            <text:p>0.24609222</text:p>
          </table:table-cell>
          <table:table-cell office:value-type="float" office:value="0.24458251150329599" table:style-name="ce1">
            <text:p>0.244582512</text:p>
          </table:table-cell>
          <table:table-cell table:number-columns-repeated="16379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0.26979366553318601" table:style-name="ce1">
            <text:p>0.269793666</text:p>
          </table:table-cell>
          <table:table-cell office:value-type="float" office:value="0.1" table:style-name="ce1">
            <text:p>0.1</text:p>
          </table:table-cell>
          <table:table-cell office:value-type="float" office:value="0.26979366553496198" table:style-name="ce1">
            <text:p>0.269793666</text:p>
          </table:table-cell>
          <table:table-cell office:value-type="float" office:value="0.26797327921124398" table:style-name="ce1">
            <text:p>0.267973279</text:p>
          </table:table-cell>
          <table:table-cell table:number-columns-repeated="16379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0.29572676582434398" table:style-name="ce1">
            <text:p>0.295726766</text:p>
          </table:table-cell>
          <table:table-cell office:value-type="float" office:value="0.1" table:style-name="ce1">
            <text:p>0.1</text:p>
          </table:table-cell>
          <table:table-cell office:value-type="float" office:value="0.29572676582920099" table:style-name="ce1">
            <text:p>0.295726766</text:p>
          </table:table-cell>
          <table:table-cell office:value-type="float" office:value="0.29355745708802" table:style-name="ce1">
            <text:p>0.293557457</text:p>
          </table:table-cell>
          <table:table-cell table:number-columns-repeated="16379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0.323704233080437" table:style-name="ce1">
            <text:p>0.323704233</text:p>
          </table:table-cell>
          <table:table-cell office:value-type="float" office:value="0.1" table:style-name="ce1">
            <text:p>0.1</text:p>
          </table:table-cell>
          <table:table-cell office:value-type="float" office:value="0.32370423308930601" table:style-name="ce1">
            <text:p>0.323704233</text:p>
          </table:table-cell>
          <table:table-cell office:value-type="float" office:value="0.321150322025676" table:style-name="ce1">
            <text:p>0.321150322</text:p>
          </table:table-cell>
          <table:table-cell table:number-columns-repeated="16379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0.35418923406710801" table:style-name="ce1">
            <text:p>0.354189234</text:p>
          </table:table-cell>
          <table:table-cell office:value-type="float" office:value="0.1" table:style-name="ce1">
            <text:p>0.1</text:p>
          </table:table-cell>
          <table:table-cell office:value-type="float" office:value="0.35418923407407199" table:style-name="ce1">
            <text:p>0.354189234</text:p>
          </table:table-cell>
          <table:table-cell office:value-type="float" office:value="0.35122584305569898" table:style-name="ce1">
            <text:p>0.351225843</text:p>
          </table:table-cell>
          <table:table-cell table:number-columns-repeated="16379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0.38832350674426402" table:style-name="ce1">
            <text:p>0.388323507</text:p>
          </table:table-cell>
          <table:table-cell office:value-type="float" office:value="0.1" table:style-name="ce1">
            <text:p>0.1</text:p>
          </table:table-cell>
          <table:table-cell office:value-type="float" office:value="0.38832350675798899" table:style-name="ce1">
            <text:p>0.388323507</text:p>
          </table:table-cell>
          <table:table-cell office:value-type="float" office:value="0.385155649465306" table:style-name="ce1">
            <text:p>0.385155649</text:p>
          </table:table-cell>
          <table:table-cell table:number-columns-repeated="16379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0.42531932657154697" table:style-name="ce1">
            <text:p>0.425319327</text:p>
          </table:table-cell>
          <table:table-cell office:value-type="float" office:value="0.1" table:style-name="ce1">
            <text:p>0.1</text:p>
          </table:table-cell>
          <table:table-cell office:value-type="float" office:value="0.42531932659410199" table:style-name="ce1">
            <text:p>0.425319327</text:p>
          </table:table-cell>
          <table:table-cell office:value-type="float" office:value="0.42201578653104899" table:style-name="ce1">
            <text:p>0.422015787</text:p>
          </table:table-cell>
          <table:table-cell table:number-columns-repeated="16379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0.46517669354895702" table:style-name="ce1">
            <text:p>0.465176694</text:p>
          </table:table-cell>
          <table:table-cell office:value-type="float" office:value="0.1" table:style-name="ce1">
            <text:p>0.1</text:p>
          </table:table-cell>
          <table:table-cell office:value-type="float" office:value="0.46517669358240898" table:style-name="ce1">
            <text:p>0.465176694</text:p>
          </table:table-cell>
          <table:table-cell office:value-type="float" office:value="0.46180625425292798" table:style-name="ce1">
            <text:p>0.461806254</text:p>
          </table:table-cell>
          <table:table-cell table:number-columns-repeated="16379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0.50956552845477598" table:style-name="ce1">
            <text:p>0.509565528</text:p>
          </table:table-cell>
          <table:table-cell office:value-type="float" office:value="0.1" table:style-name="ce1">
            <text:p>0.1</text:p>
          </table:table-cell>
          <table:table-cell office:value-type="float" office:value="0.509565528484067" table:style-name="ce1">
            <text:p>0.509565528</text:p>
          </table:table-cell>
          <table:table-cell office:value-type="float" office:value="0.505791747128849" table:style-name="ce1">
            <text:p>0.505791747</text:p>
          </table:table-cell>
          <table:table-cell table:number-columns-repeated="16379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0.55797576049622999" table:style-name="ce1">
            <text:p>0.55797576</text:p>
          </table:table-cell>
          <table:table-cell office:value-type="float" office:value="0.1" table:style-name="ce1">
            <text:p>0.1</text:p>
          </table:table-cell>
          <table:table-cell office:value-type="float" office:value="0.55797576054073705" table:style-name="ce1">
            <text:p>0.557975761</text:p>
          </table:table-cell>
          <table:table-cell office:value-type="float" office:value="0.55372159571537605" table:style-name="ce1">
            <text:p>0.553721596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.61016862206113398" table:style-name="ce1">
            <text:p>0.610168622</text:p>
          </table:table-cell>
          <table:table-cell office:value-type="float" office:value="0.1" table:style-name="ce1">
            <text:p>0.1</text:p>
          </table:table-cell>
          <table:table-cell office:value-type="float" office:value="0.61016862212517797" table:style-name="ce1">
            <text:p>0.610168622</text:p>
          </table:table-cell>
          <table:table-cell office:value-type="float" office:value="0.60533374874303403" table:style-name="ce1">
            <text:p>0.605333749</text:p>
          </table:table-cell>
          <table:table-cell table:number-columns-repeated="16379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0.66800631418470802" table:style-name="ce1">
            <text:p>0.668006314</text:p>
          </table:table-cell>
          <table:table-cell office:value-type="float" office:value="0.1" table:style-name="ce1">
            <text:p>0.1</text:p>
          </table:table-cell>
          <table:table-cell office:value-type="float" office:value="0.66800631423701096" table:style-name="ce1">
            <text:p>0.668006314</text:p>
          </table:table-cell>
          <table:table-cell office:value-type="float" office:value="0.66226899788676197" table:style-name="ce1">
            <text:p>0.662268998</text:p>
          </table:table-cell>
          <table:table-cell table:number-columns-repeated="16379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0.73146245556370204" table:style-name="ce1">
            <text:p>0.731462456</text:p>
          </table:table-cell>
          <table:table-cell office:value-type="float" office:value="0.1" table:style-name="ce1">
            <text:p>0.1</text:p>
          </table:table-cell>
          <table:table-cell office:value-type="float" office:value="0.731462455638619" table:style-name="ce1">
            <text:p>0.731462456</text:p>
          </table:table-cell>
          <table:table-cell office:value-type="float" office:value="0.72487339943826701" table:style-name="ce1">
            <text:p>0.724873399</text:p>
          </table:table-cell>
          <table:table-cell table:number-columns-repeated="16379"/>
        </table:table-row>
        <table:table-row table:style-name="ro2">
          <table:table-cell office:value-type="float" office:value="2.2999999999999998" table:style-name="ce1">
            <text:p>2.3</text:p>
          </table:table-cell>
          <table:table-cell office:value-type="float" office:value="0.80002828418089" table:style-name="ce1">
            <text:p>0.800028284</text:p>
          </table:table-cell>
          <table:table-cell office:value-type="float" office:value="0.1" table:style-name="ce1">
            <text:p>0.1</text:p>
          </table:table-cell>
          <table:table-cell office:value-type="float" office:value="0.80002828428643502" table:style-name="ce1">
            <text:p>0.800028284</text:p>
          </table:table-cell>
          <table:table-cell office:value-type="float" office:value="0.79249468664408595" table:style-name="ce1">
            <text:p>0.792494687</text:p>
          </table:table-cell>
          <table:table-cell table:number-columns-repeated="16379"/>
        </table:table-row>
        <table:table-row table:style-name="ro2">
          <table:table-cell office:value-type="float" office:value="2.4" table:style-name="ce1">
            <text:p>2.4</text:p>
          </table:table-cell>
          <table:table-cell office:value-type="float" office:value="0.87535677484716001" table:style-name="ce1">
            <text:p>0.875356775</text:p>
          </table:table-cell>
          <table:table-cell office:value-type="float" office:value="0.1" table:style-name="ce1">
            <text:p>0.1</text:p>
          </table:table-cell>
          <table:table-cell office:value-type="float" office:value="0.87535677494101305" table:style-name="ce1">
            <text:p>0.875356775</text:p>
          </table:table-cell>
          <table:table-cell office:value-type="float" office:value="0.86647235658324695" table:style-name="ce1">
            <text:p>0.866472357</text:p>
          </table:table-cell>
          <table:table-cell table:number-columns-repeated="16379"/>
        </table:table-row>
        <table:table-row table:style-name="ro2">
          <table:table-cell office:value-type="float" office:value="2.5" table:style-name="ce1">
            <text:p>2.5</text:p>
          </table:table-cell>
          <table:table-cell office:value-type="float" office:value="0.95797885896838597" table:style-name="ce1">
            <text:p>0.957978859</text:p>
          </table:table-cell>
          <table:table-cell office:value-type="float" office:value="0.1" table:style-name="ce1">
            <text:p>0.1</text:p>
          </table:table-cell>
          <table:table-cell office:value-type="float" office:value="0.95797885909826597" table:style-name="ce1">
            <text:p>0.957978859</text:p>
          </table:table-cell>
          <table:table-cell office:value-type="float" office:value="0.94783103013055703" table:style-name="ce1">
            <text:p>0.94783103</text:p>
          </table:table-cell>
          <table:table-cell table:number-columns-repeated="16379"/>
        </table:table-row>
        <table:table-row table:style-name="ro2">
          <table:table-cell office:value-type="float" office:value="2.6" table:style-name="ce1">
            <text:p>2.6</text:p>
          </table:table-cell>
          <table:table-cell office:value-type="float" office:value="1.04714553331798" table:style-name="ce1">
            <text:p>1.047145533</text:p>
          </table:table-cell>
          <table:table-cell office:value-type="float" office:value="0.1" table:style-name="ce1">
            <text:p>0.1</text:p>
          </table:table-cell>
          <table:table-cell office:value-type="float" office:value="1.0471455334966899" table:style-name="ce1">
            <text:p>1.047145533</text:p>
          </table:table-cell>
          <table:table-cell office:value-type="float" office:value="1.0356418896147901" table:style-name="ce1">
            <text:p>1.03564189</text:p>
          </table:table-cell>
          <table:table-cell table:number-columns-repeated="16379"/>
        </table:table-row>
        <table:table-row table:style-name="ro2">
          <table:table-cell office:value-type="float" office:value="2.7" table:style-name="ce1">
            <text:p>2.7</text:p>
          </table:table-cell>
          <table:table-cell office:value-type="float" office:value="1.14625761796079" table:style-name="ce1">
            <text:p>1.146257618</text:p>
          </table:table-cell>
          <table:table-cell office:value-type="float" office:value="0.1" table:style-name="ce1">
            <text:p>0.1</text:p>
          </table:table-cell>
          <table:table-cell office:value-type="float" office:value="1.1462576180987301" table:style-name="ce1">
            <text:p>1.146257618</text:p>
          </table:table-cell>
          <table:table-cell office:value-type="float" office:value="1.13264523449521" table:style-name="ce1">
            <text:p>1.132645234</text:p>
          </table:table-cell>
          <table:table-cell table:number-columns-repeated="16379"/>
        </table:table-row>
        <table:table-row table:style-name="ro2">
          <table:table-cell office:value-type="float" office:value="2.8" table:style-name="ce1">
            <text:p>2.8</text:p>
          </table:table-cell>
          <table:table-cell office:value-type="float" office:value="1.2547717373178" table:style-name="ce1">
            <text:p>1.254771737</text:p>
          </table:table-cell>
          <table:table-cell office:value-type="float" office:value="0.1" table:style-name="ce1">
            <text:p>0.1</text:p>
          </table:table-cell>
          <table:table-cell office:value-type="float" office:value="1.25477173749889" table:style-name="ce1">
            <text:p>1.254771737</text:p>
          </table:table-cell>
          <table:table-cell office:value-type="float" office:value="1.2392622677585301" table:style-name="ce1">
            <text:p>1.239262268</text:p>
          </table:table-cell>
          <table:table-cell table:number-columns-repeated="16379"/>
        </table:table-row>
        <table:table-row table:style-name="ro2">
          <table:table-cell office:value-type="float" office:value="2.9" table:style-name="ce1">
            <text:p>2.9</text:p>
          </table:table-cell>
          <table:table-cell office:value-type="float" office:value="1.37217995086981" table:style-name="ce1">
            <text:p>1.372179951</text:p>
          </table:table-cell>
          <table:table-cell office:value-type="float" office:value="0.1" table:style-name="ce1">
            <text:p>0.1</text:p>
          </table:table-cell>
          <table:table-cell office:value-type="float" office:value="1.37217995103065" table:style-name="ce1">
            <text:p>1.372179951</text:p>
          </table:table-cell>
          <table:table-cell office:value-type="float" office:value="1.3546018844166401" table:style-name="ce1">
            <text:p>1.354601884</text:p>
          </table:table-cell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.50261541417148" table:style-name="ce1">
            <text:p>1.502615414</text:p>
          </table:table-cell>
          <table:table-cell office:value-type="float" office:value="0.1" table:style-name="ce1">
            <text:p>0.1</text:p>
          </table:table-cell>
          <table:table-cell office:value-type="float" office:value="1.5026154143953101" table:style-name="ce1">
            <text:p>1.502615414</text:p>
          </table:table-cell>
          <table:table-cell office:value-type="float" office:value="1.4821396277236101" table:style-name="ce1">
            <text:p>1.482139628</text:p>
          </table:table-cell>
          <table:table-cell table:number-columns-repeated="16379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float" office:value="1.6441047081406199" table:style-name="ce1">
            <text:p>1.644104708</text:p>
          </table:table-cell>
          <table:table-cell office:value-type="float" office:value="0.1" table:style-name="ce1">
            <text:p>0.1</text:p>
          </table:table-cell>
          <table:table-cell office:value-type="float" office:value="1.6441047084651199" table:style-name="ce1">
            <text:p>1.644104708</text:p>
          </table:table-cell>
          <table:table-cell office:value-type="float" office:value="1.6209839264913499" table:style-name="ce1">
            <text:p>1.620983926</text:p>
          </table:table-cell>
          <table:table-cell table:number-columns-repeated="16379"/>
        </table:table-row>
        <table:table-row table:style-name="ro2">
          <table:table-cell office:value-type="float" office:value="3.2" table:style-name="ce1">
            <text:p>3.2</text:p>
          </table:table-cell>
          <table:table-cell office:value-type="float" office:value="1.79895312269574" table:style-name="ce1">
            <text:p>1.798953123</text:p>
          </table:table-cell>
          <table:table-cell office:value-type="float" office:value="0.1" table:style-name="ce1">
            <text:p>0.1</text:p>
          </table:table-cell>
          <table:table-cell office:value-type="float" office:value="1.79895312295826" table:style-name="ce1">
            <text:p>1.798953123</text:p>
          </table:table-cell>
          <table:table-cell office:value-type="float" office:value="1.77218812389462" table:style-name="ce1">
            <text:p>1.772188124</text:p>
          </table:table-cell>
          <table:table-cell table:number-columns-repeated="16379"/>
        </table:table-row>
        <table:table-row table:style-name="ro2">
          <table:table-cell office:value-type="float" office:value="3.3" table:style-name="ce1">
            <text:p>3.3</text:p>
          </table:table-cell>
          <table:table-cell office:value-type="float" office:value="1.96924148919339" table:style-name="ce1">
            <text:p>1.969241489</text:p>
          </table:table-cell>
          <table:table-cell office:value-type="float" office:value="0.1" table:style-name="ce1">
            <text:p>0.1</text:p>
          </table:table-cell>
          <table:table-cell office:value-type="float" office:value="1.96924148958399" table:style-name="ce1">
            <text:p>1.96924149</text:p>
          </table:table-cell>
          <table:table-cell office:value-type="float" office:value="1.93898948055507" table:style-name="ce1">
            <text:p>1.938989481</text:p>
          </table:table-cell>
          <table:table-cell table:number-columns-repeated="16379"/>
        </table:table-row>
        <table:table-row table:style-name="ro2">
          <table:table-cell office:value-type="float" office:value="3.4" table:style-name="ce1">
            <text:p>3.4</text:p>
          </table:table-cell>
          <table:table-cell office:value-type="float" office:value="2.1536146270340901" table:style-name="ce1">
            <text:p>2.153614627</text:p>
          </table:table-cell>
          <table:table-cell office:value-type="float" office:value="0.1" table:style-name="ce1">
            <text:p>0.1</text:p>
          </table:table-cell>
          <table:table-cell office:value-type="float" office:value="2.1536146273800001" table:style-name="ce1">
            <text:p>2.153614627</text:p>
          </table:table-cell>
          <table:table-cell office:value-type="float" office:value="2.1196151192045098" table:style-name="ce1">
            <text:p>2.119615119</text:p>
          </table:table-cell>
          <table:table-cell table:number-columns-repeated="16379"/>
        </table:table-row>
        <table:table-row table:style-name="ro2">
          <table:table-cell office:value-type="float" office:value="3.5" table:style-name="ce1">
            <text:p>3.5</text:p>
          </table:table-cell>
          <table:table-cell office:value-type="float" office:value="2.3571391136341" table:style-name="ce1">
            <text:p>2.357139114</text:p>
          </table:table-cell>
          <table:table-cell office:value-type="float" office:value="0.1" table:style-name="ce1">
            <text:p>0.1</text:p>
          </table:table-cell>
          <table:table-cell office:value-type="float" office:value="2.3571391141573601" table:style-name="ce1">
            <text:p>2.357139114</text:p>
          </table:table-cell>
          <table:table-cell office:value-type="float" office:value="2.3181436620451299" table:style-name="ce1">
            <text:p>2.318143662</text:p>
          </table:table-cell>
          <table:table-cell table:number-columns-repeated="16379"/>
        </table:table-row>
        <table:table-row table:style-name="ro2">
          <table:table-cell office:value-type="float" office:value="3.6" table:style-name="ce1">
            <text:p>3.6</text:p>
          </table:table-cell>
          <table:table-cell office:value-type="float" office:value="2.5776217937514101" table:style-name="ce1">
            <text:p>2.577621794</text:p>
          </table:table-cell>
          <table:table-cell office:value-type="float" office:value="0.1" table:style-name="ce1">
            <text:p>0.1</text:p>
          </table:table-cell>
          <table:table-cell office:value-type="float" office:value="2.5776217945620199" table:style-name="ce1">
            <text:p>2.577621795</text:p>
          </table:table-cell>
          <table:table-cell office:value-type="float" office:value="2.53399808600695" table:style-name="ce1">
            <text:p>2.533998086</text:p>
          </table:table-cell>
          <table:table-cell table:number-columns-repeated="16379"/>
        </table:table-row>
        <table:table-row table:style-name="ro2">
          <table:table-cell office:value-type="float" office:value="3.7" table:style-name="ce1">
            <text:p>3.7</text:p>
          </table:table-cell>
          <table:table-cell office:value-type="float" office:value="2.8199345667817801" table:style-name="ce1">
            <text:p>2.819934567</text:p>
          </table:table-cell>
          <table:table-cell office:value-type="float" office:value="0.1" table:style-name="ce1">
            <text:p>0.1</text:p>
          </table:table-cell>
          <table:table-cell office:value-type="float" office:value="2.8199345674495402" table:style-name="ce1">
            <text:p>2.819934567</text:p>
          </table:table-cell>
          <table:table-cell office:value-type="float" office:value="2.7699163700748" table:style-name="ce1">
            <text:p>2.76991637</text:p>
          </table:table-cell>
          <table:table-cell table:number-columns-repeated="16379"/>
        </table:table-row>
        <table:table-row table:style-name="ro2">
          <table:table-cell office:value-type="float" office:value="3.8" table:style-name="ce1">
            <text:p>3.8</text:p>
          </table:table-cell>
          <table:table-cell office:value-type="float" office:value="3.0843246474302299" table:style-name="ce1">
            <text:p>3.084324647</text:p>
          </table:table-cell>
          <table:table-cell office:value-type="float" office:value="0.1" table:style-name="ce1">
            <text:p>0.1</text:p>
          </table:table-cell>
          <table:table-cell office:value-type="float" office:value="3.0843246484415601" table:style-name="ce1">
            <text:p>3.084324648</text:p>
          </table:table-cell>
          <table:table-cell office:value-type="float" office:value="3.02832444687964" table:style-name="ce1">
            <text:p>3.028324447</text:p>
          </table:table-cell>
          <table:table-cell table:number-columns-repeated="16379"/>
        </table:table-row>
        <table:table-row table:style-name="ro2">
          <table:table-cell office:value-type="float" office:value="3.9" table:style-name="ce1">
            <text:p>3.9</text:p>
          </table:table-cell>
          <table:table-cell office:value-type="float" office:value="3.3729617031519701" table:style-name="ce1">
            <text:p>3.372961703</text:p>
          </table:table-cell>
          <table:table-cell office:value-type="float" office:value="0.1" table:style-name="ce1">
            <text:p>0.1</text:p>
          </table:table-cell>
          <table:table-cell office:value-type="float" office:value="3.3729617040589801" table:style-name="ce1">
            <text:p>3.372961704</text:p>
          </table:table-cell>
          <table:table-cell office:value-type="float" office:value="3.3092486800223" table:style-name="ce1">
            <text:p>3.30924868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.6887897944593599" table:style-name="ce1">
            <text:p>3.688789794</text:p>
          </table:table-cell>
          <table:table-cell office:value-type="float" office:value="0.1" table:style-name="ce1">
            <text:p>0.1</text:p>
          </table:table-cell>
          <table:table-cell office:value-type="float" office:value="3.6887897958085301" table:style-name="ce1">
            <text:p>3.688789796</text:p>
          </table:table-cell>
          <table:table-cell office:value-type="float" office:value="3.6175575466815801" table:style-name="ce1">
            <text:p>3.617557547</text:p>
          </table:table-cell>
          <table:table-cell table:number-columns-repeated="16379"/>
        </table:table-row>
        <table:table-row table:style-name="ro2">
          <table:table-cell office:value-type="float" office:value="4.0999999999999996" table:style-name="ce1">
            <text:p>4.1</text:p>
          </table:table-cell>
          <table:table-cell office:value-type="float" office:value="4.0337281803741201" table:style-name="ce1">
            <text:p>4.03372818</text:p>
          </table:table-cell>
          <table:table-cell office:value-type="float" office:value="0.1" table:style-name="ce1">
            <text:p>0.1</text:p>
          </table:table-cell>
          <table:table-cell office:value-type="float" office:value="4.0337281814988497" table:style-name="ce1">
            <text:p>4.033728181</text:p>
          </table:table-cell>
          <table:table-cell office:value-type="float" office:value="3.9527234223299499" table:style-name="ce1">
            <text:p>3.952723422</text:p>
          </table:table-cell>
          <table:table-cell table:number-columns-repeated="16379"/>
        </table:table-row>
        <table:table-row table:style-name="ro2">
          <table:table-cell office:value-type="float" office:value="4.2" table:style-name="ce1">
            <text:p>4.2</text:p>
          </table:table-cell>
          <table:table-cell office:value-type="float" office:value="4.4120955826496697" table:style-name="ce1">
            <text:p>4.412095583</text:p>
          </table:table-cell>
          <table:table-cell office:value-type="float" office:value="0.1" table:style-name="ce1">
            <text:p>0.1</text:p>
          </table:table-cell>
          <table:table-cell office:value-type="float" office:value="4.4120955842791796" table:style-name="ce1">
            <text:p>4.412095584</text:p>
          </table:table-cell>
          <table:table-cell office:value-type="float" office:value="4.3214799687193404" table:style-name="ce1">
            <text:p>4.321479969</text:p>
          </table:table-cell>
          <table:table-cell table:number-columns-repeated="16379"/>
        </table:table-row>
        <table:table-row table:style-name="ro2">
          <table:table-cell office:value-type="float" office:value="4.3" table:style-name="ce1">
            <text:p>4.3</text:p>
          </table:table-cell>
          <table:table-cell office:value-type="float" office:value="4.8246217303641403" table:style-name="ce1">
            <text:p>4.82462173</text:p>
          </table:table-cell>
          <table:table-cell office:value-type="float" office:value="0.1" table:style-name="ce1">
            <text:p>0.1</text:p>
          </table:table-cell>
          <table:table-cell office:value-type="float" office:value="4.8246217319847799" table:style-name="ce1">
            <text:p>4.824621732</text:p>
          </table:table-cell>
          <table:table-cell office:value-type="float" office:value="4.7223274738359802" table:style-name="ce1">
            <text:p>4.722327474</text:p>
          </table:table-cell>
          <table:table-cell table:number-columns-repeated="16379"/>
        </table:table-row>
        <table:table-row table:style-name="ro2">
          <table:table-cell office:value-type="float" office:value="4.4000000000000004" table:style-name="ce1">
            <text:p>4.4</text:p>
          </table:table-cell>
          <table:table-cell office:value-type="float" office:value="5.2751306036024301" table:style-name="ce1">
            <text:p>5.275130604</text:p>
          </table:table-cell>
          <table:table-cell office:value-type="float" office:value="0.1" table:style-name="ce1">
            <text:p>0.1</text:p>
          </table:table-cell>
          <table:table-cell office:value-type="float" office:value="5.2751306059957503" table:style-name="ce1">
            <text:p>5.275130606</text:p>
          </table:table-cell>
          <table:table-cell office:value-type="float" office:value="5.1611613437691499" table:style-name="ce1">
            <text:p>5.161161344</text:p>
          </table:table-cell>
          <table:table-cell table:number-columns-repeated="16379"/>
        </table:table-row>
        <table:table-row table:style-name="ro2">
          <table:table-cell office:value-type="float" office:value="4.5" table:style-name="ce1">
            <text:p>4.5</text:p>
          </table:table-cell>
          <table:table-cell office:value-type="float" office:value="5.7683954263476203" table:style-name="ce1">
            <text:p>5.768395426</text:p>
          </table:table-cell>
          <table:table-cell office:value-type="float" office:value="0.1" table:style-name="ce1">
            <text:p>0.1</text:p>
          </table:table-cell>
          <table:table-cell office:value-type="float" office:value="5.7683954283184002" table:style-name="ce1">
            <text:p>5.768395428</text:p>
          </table:table-cell>
          <table:table-cell office:value-type="float" office:value="5.6391795355701504" table:style-name="ce1">
            <text:p>5.639179536</text:p>
          </table:table-cell>
          <table:table-cell table:number-columns-repeated="16379"/>
        </table:table-row>
        <table:table-row table:style-name="ro2">
          <table:table-cell office:value-type="float" office:value="4.5999999999999996" table:style-name="ce1">
            <text:p>4.6</text:p>
          </table:table-cell>
          <table:table-cell office:value-type="float" office:value="6.3079049686164996" table:style-name="ce1">
            <text:p>6.307904969</text:p>
          </table:table-cell>
          <table:table-cell office:value-type="float" office:value="0.1" table:style-name="ce1">
            <text:p>0.1</text:p>
          </table:table-cell>
          <table:table-cell office:value-type="float" office:value="6.30790497146047" table:style-name="ce1">
            <text:p>6.307904971</text:p>
          </table:table-cell>
          <table:table-cell office:value-type="float" office:value="6.1638385851521198" table:style-name="ce1">
            <text:p>6.163838585</text:p>
          </table:table-cell>
          <table:table-cell table:number-columns-repeated="16379"/>
        </table:table-row>
        <table:table-row table:style-name="ro2">
          <table:table-cell office:value-type="float" office:value="4.7" table:style-name="ce1">
            <text:p>4.7</text:p>
          </table:table-cell>
          <table:table-cell office:value-type="float" office:value="6.89740565318262" table:style-name="ce1">
            <text:p>6.897405653</text:p>
          </table:table-cell>
          <table:table-cell office:value-type="float" office:value="0.1" table:style-name="ce1">
            <text:p>0.1</text:p>
          </table:table-cell>
          <table:table-cell office:value-type="float" office:value="6.8974056562431896" table:style-name="ce1">
            <text:p>6.897405656</text:p>
          </table:table-cell>
          <table:table-cell office:value-type="float" office:value="6.7355923124665598" table:style-name="ce1">
            <text:p>6.735592312</text:p>
          </table:table-cell>
          <table:table-cell table:number-columns-repeated="16379"/>
        </table:table-row>
        <table:table-row table:style-name="ro2">
          <table:table-cell office:value-type="float" office:value="4.8" table:style-name="ce1">
            <text:p>4.8</text:p>
          </table:table-cell>
          <table:table-cell office:value-type="float" office:value="7.5378298253570497" table:style-name="ce1">
            <text:p>7.537829825</text:p>
          </table:table-cell>
          <table:table-cell office:value-type="float" office:value="0.1" table:style-name="ce1">
            <text:p>0.1</text:p>
          </table:table-cell>
          <table:table-cell office:value-type="float" office:value="7.5378298297591702" table:style-name="ce1">
            <text:p>7.53782983</text:p>
          </table:table-cell>
          <table:table-cell office:value-type="float" office:value="7.3576589246170396" table:style-name="ce1">
            <text:p>7.357658925</text:p>
          </table:table-cell>
          <table:table-cell table:number-columns-repeated="16379"/>
        </table:table-row>
        <table:table-row table:style-name="ro2">
          <table:table-cell office:value-type="float" office:value="4.9000000000000004" table:style-name="ce1">
            <text:p>4.9</text:p>
          </table:table-cell>
          <table:table-cell office:value-type="float" office:value="8.2354044262031092" table:style-name="ce1">
            <text:p>8.235404426</text:p>
          </table:table-cell>
          <table:table-cell office:value-type="float" office:value="0.1" table:style-name="ce1">
            <text:p>0.1</text:p>
          </table:table-cell>
          <table:table-cell office:value-type="float" office:value="8.2354044322208804" table:style-name="ce1">
            <text:p>8.235404432</text:p>
          </table:table-cell>
          <table:table-cell office:value-type="float" office:value="8.0340916848058708" table:style-name="ce1">
            <text:p>8.034091685</text:p>
          </table:table-cell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8.9054304242071893" table:style-name="ce1">
            <text:p>8.905430424</text:p>
          </table:table-cell>
          <table:table-cell office:value-type="float" office:value="0.1" table:style-name="ce1">
            <text:p>0.1</text:p>
          </table:table-cell>
          <table:table-cell office:value-type="float" office:value="8.9054452410007894" table:style-name="ce1">
            <text:p>8.905445241</text:p>
          </table:table-cell>
          <table:table-cell office:value-type="float" office:value="8.7655479200060409" table:style-name="ce1">
            <text:p>8.76554792</text:p>
          </table:table-cell>
          <table:table-cell table:number-columns-repeated="16379"/>
        </table:table-row>
        <table:table-row table:style-name="ro2">
          <table:table-cell office:value-type="float" office:value="5.0999999999999996" table:style-name="ce1">
            <text:p>5.1</text:p>
          </table:table-cell>
          <table:table-cell office:value-type="float" office:value="9.3033985079411607" table:style-name="ce1">
            <text:p>9.303398508</text:p>
          </table:table-cell>
          <table:table-cell office:value-type="float" office:value="0.1" table:style-name="ce1">
            <text:p>0.1</text:p>
          </table:table-cell>
          <table:table-cell office:value-type="float" office:value="9.3034060758437498" table:style-name="ce1">
            <text:p>9.303406076</text:p>
          </table:table-cell>
          <table:table-cell office:value-type="float" office:value="9.1570861264902792" table:style-name="ce1">
            <text:p>9.157086126</text:p>
          </table:table-cell>
          <table:table-cell table:number-columns-repeated="16379"/>
        </table:table-row>
        <table:table-row table:style-name="ro2">
          <table:table-cell office:value-type="float" office:value="5.2" table:style-name="ce1">
            <text:p>5.2</text:p>
          </table:table-cell>
          <table:table-cell office:value-type="float" office:value="9.7210418211081109" table:style-name="ce1">
            <text:p>9.721041821</text:p>
          </table:table-cell>
          <table:table-cell office:value-type="float" office:value="0.1" table:style-name="ce1">
            <text:p>0.1</text:p>
          </table:table-cell>
          <table:table-cell office:value-type="float" office:value="9.7210758085340299" table:style-name="ce1">
            <text:p>9.721075809</text:p>
          </table:table-cell>
          <table:table-cell office:value-type="float" office:value="9.5702737082217695" table:style-name="ce1">
            <text:p>9.570273708</text:p>
          </table:table-cell>
          <table:table-cell table:number-columns-repeated="16379"/>
        </table:table-row>
        <table:table-row table:style-name="ro2">
          <table:table-cell office:value-type="float" office:value="5.3" table:style-name="ce1">
            <text:p>5.3</text:p>
          </table:table-cell>
          <table:table-cell office:value-type="float" office:value="10.153545547466299" table:style-name="ce1">
            <text:p>10.15354555</text:p>
          </table:table-cell>
          <table:table-cell office:value-type="float" office:value="0.1" table:style-name="ce1">
            <text:p>0.1</text:p>
          </table:table-cell>
          <table:table-cell office:value-type="float" office:value="10.153559685786099" table:style-name="ce1">
            <text:p>10.15355969</text:p>
          </table:table-cell>
          <table:table-cell office:value-type="float" office:value="10.0014937442131" table:style-name="ce1">
            <text:p>10.00149374</text:p>
          </table:table-cell>
          <table:table-cell table:number-columns-repeated="16379"/>
        </table:table-row>
        <table:table-row table:style-name="ro2">
          <table:table-cell office:value-type="float" office:value="5.4" table:style-name="ce1">
            <text:p>5.4</text:p>
          </table:table-cell>
          <table:table-cell office:value-type="float" office:value="10.6029522458877" table:style-name="ce1">
            <text:p>10.60295225</text:p>
          </table:table-cell>
          <table:table-cell office:value-type="float" office:value="0.1" table:style-name="ce1">
            <text:p>0.1</text:p>
          </table:table-cell>
          <table:table-cell office:value-type="float" office:value="10.60295851505" table:style-name="ce1">
            <text:p>10.60295852</text:p>
          </table:table-cell>
          <table:table-cell office:value-type="float" office:value="10.4482452306888" table:style-name="ce1">
            <text:p>10.44824523</text:p>
          </table:table-cell>
          <table:table-cell table:number-columns-repeated="16379"/>
        </table:table-row>
        <table:table-row table:style-name="ro2">
          <table:table-cell office:value-type="float" office:value="5.5" table:style-name="ce1">
            <text:p>5.5</text:p>
          </table:table-cell>
          <table:table-cell office:value-type="float" office:value="11.071145951446001" table:style-name="ce1">
            <text:p>11.07114595</text:p>
          </table:table-cell>
          <table:table-cell office:value-type="float" office:value="0.1" table:style-name="ce1">
            <text:p>0.1</text:p>
          </table:table-cell>
          <table:table-cell office:value-type="float" office:value="11.071149820002899" table:style-name="ce1">
            <text:p>11.07114982</text:p>
          </table:table-cell>
          <table:table-cell office:value-type="float" office:value="10.9117758931722" table:style-name="ce1">
            <text:p>10.91177589</text:p>
          </table:table-cell>
          <table:table-cell table:number-columns-repeated="16379"/>
        </table:table-row>
        <table:table-row table:style-name="ro2">
          <table:table-cell office:value-type="float" office:value="5.6" table:style-name="ce1">
            <text:p>5.6</text:p>
          </table:table-cell>
          <table:table-cell office:value-type="float" office:value="11.5594968121141" table:style-name="ce1">
            <text:p>11.55949681</text:p>
          </table:table-cell>
          <table:table-cell office:value-type="float" office:value="0.1" table:style-name="ce1">
            <text:p>0.1</text:p>
          </table:table-cell>
          <table:table-cell office:value-type="float" office:value="11.559499806330701" table:style-name="ce1">
            <text:p>11.55949981</text:p>
          </table:table-cell>
          <table:table-cell office:value-type="float" office:value="11.394431591852801" table:style-name="ce1">
            <text:p>11.39443159</text:p>
          </table:table-cell>
          <table:table-cell table:number-columns-repeated="16379"/>
        </table:table-row>
        <table:table-row table:style-name="ro2">
          <table:table-cell office:value-type="float" office:value="5.7" table:style-name="ce1">
            <text:p>5.7</text:p>
          </table:table-cell>
          <table:table-cell office:value-type="float" office:value="12.0687017495907" table:style-name="ce1">
            <text:p>12.06870175</text:p>
          </table:table-cell>
          <table:table-cell office:value-type="float" office:value="0.1" table:style-name="ce1">
            <text:p>0.1</text:p>
          </table:table-cell>
          <table:table-cell office:value-type="float" office:value="12.0687027595787" table:style-name="ce1">
            <text:p>12.06870276</text:p>
          </table:table-cell>
          <table:table-cell office:value-type="float" office:value="11.8962358562441" table:style-name="ce1">
            <text:p>11.89623586</text:p>
          </table:table-cell>
          <table:table-cell table:number-columns-repeated="16379"/>
        </table:table-row>
        <table:table-row table:style-name="ro2">
          <table:table-cell office:value-type="float" office:value="5.8" table:style-name="ce1">
            <text:p>5.8</text:p>
          </table:table-cell>
          <table:table-cell office:value-type="float" office:value="12.5984119513449" table:style-name="ce1">
            <text:p>12.59841195</text:p>
          </table:table-cell>
          <table:table-cell office:value-type="float" office:value="0.1" table:style-name="ce1">
            <text:p>0.1</text:p>
          </table:table-cell>
          <table:table-cell office:value-type="float" office:value="12.5984181800284" table:style-name="ce1">
            <text:p>12.59841818</text:p>
          </table:table-cell>
          <table:table-cell office:value-type="float" office:value="12.418965971806699" table:style-name="ce1">
            <text:p>12.41896597</text:p>
          </table:table-cell>
          <table:table-cell table:number-columns-repeated="16379"/>
        </table:table-row>
        <table:table-row table:style-name="ro2">
          <table:table-cell office:value-type="float" office:value="5.9" table:style-name="ce1">
            <text:p>5.9</text:p>
          </table:table-cell>
          <table:table-cell office:value-type="float" office:value="13.146319002846299" table:style-name="ce1">
            <text:p>13.146319</text:p>
          </table:table-cell>
          <table:table-cell office:value-type="float" office:value="0.1" table:style-name="ce1">
            <text:p>0.1</text:p>
          </table:table-cell>
          <table:table-cell office:value-type="float" office:value="13.1463264662345" table:style-name="ce1">
            <text:p>13.14632647</text:p>
          </table:table-cell>
          <table:table-cell office:value-type="float" office:value="12.960898492367701" table:style-name="ce1">
            <text:p>12.96089849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778877" table:style-name="ce1">
            <text:p>13.37033198</text:p>
          </table:table-cell>
          <table:table-cell table:number-columns-repeated="16379"/>
        </table:table-row>
        <table:table-row table:style-name="ro2">
          <table:table-cell office:value-type="float" office:value="6.0999999999999899" table:style-name="ce1">
            <text:p>6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6.1999999999999904" table:style-name="ce1">
            <text:p>6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6.2999999999999901" table:style-name="ce1">
            <text:p>6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6.3999999999999897" table:style-name="ce1">
            <text:p>6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6.4999999999999902" table:style-name="ce1">
            <text:p>6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6.5999999999999899" table:style-name="ce1">
            <text:p>6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6.6999999999999904" table:style-name="ce1">
            <text:p>6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6.7999999999999901" table:style-name="ce1">
            <text:p>6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6.8999999999999897" table:style-name="ce1">
            <text:p>6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6.9999999999999902" table:style-name="ce1">
            <text:p>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0999999999999899" table:style-name="ce1">
            <text:p>7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1999999999999904" table:style-name="ce1">
            <text:p>7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2999999999999901" table:style-name="ce1">
            <text:p>7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3999999999999897" table:style-name="ce1">
            <text:p>7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4999999999999902" table:style-name="ce1">
            <text:p>7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2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5999999999999899" table:style-name="ce1">
            <text:p>7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6999999999999904" table:style-name="ce1">
            <text:p>7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7999999999999901" table:style-name="ce1">
            <text:p>7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8999999999999897" table:style-name="ce1">
            <text:p>7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7.9999999999999902" table:style-name="ce1">
            <text:p>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0999999999999908" table:style-name="ce1">
            <text:p>8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1999999999999904" table:style-name="ce1">
            <text:p>8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2999999999999901" table:style-name="ce1">
            <text:p>8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3999999999999897" table:style-name="ce1">
            <text:p>8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4999999999999893" table:style-name="ce1">
            <text:p>8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5999999999999908" table:style-name="ce1">
            <text:p>8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6999999999999904" table:style-name="ce1">
            <text:p>8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7999999999999901" table:style-name="ce1">
            <text:p>8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8999999999999808" table:style-name="ce1">
            <text:p>8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8.9999999999999805" table:style-name="ce1">
            <text:p>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0999999999999801" table:style-name="ce1">
            <text:p>9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1999999999999797" table:style-name="ce1">
            <text:p>9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2999999999999794" table:style-name="ce1">
            <text:p>9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3999999999999808" table:style-name="ce1">
            <text:p>9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4999999999999805" table:style-name="ce1">
            <text:p>9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5999999999999801" table:style-name="ce1">
            <text:p>9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6999999999999797" table:style-name="ce1">
            <text:p>9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7999999999999794" table:style-name="ce1">
            <text:p>9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8999999999999808" table:style-name="ce1">
            <text:p>9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9.9999999999999805" table:style-name="ce1">
            <text:p>10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0.1" table:style-name="ce1">
            <text:p>10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0.199999999999999" table:style-name="ce1">
            <text:p>10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0.3" table:style-name="ce1">
            <text:p>10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0.4" table:style-name="ce1">
            <text:p>10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901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0.5" table:style-name="ce1">
            <text:p>10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0.6" table:style-name="ce1">
            <text:p>10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0.7" table:style-name="ce1">
            <text:p>10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0.8" table:style-name="ce1">
            <text:p>10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0.9" table:style-name="ce1">
            <text:p>10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.1" table:style-name="ce1">
            <text:p>11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.2" table:style-name="ce1">
            <text:p>11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.3" table:style-name="ce1">
            <text:p>11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.4" table:style-name="ce1">
            <text:p>11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.5" table:style-name="ce1">
            <text:p>11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.6" table:style-name="ce1">
            <text:p>11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2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.7" table:style-name="ce1">
            <text:p>11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.8" table:style-name="ce1">
            <text:p>11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1.9" table:style-name="ce1">
            <text:p>11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.1" table:style-name="ce1">
            <text:p>12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.2" table:style-name="ce1">
            <text:p>12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.3" table:style-name="ce1">
            <text:p>12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.4" table:style-name="ce1">
            <text:p>12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.5" table:style-name="ce1">
            <text:p>12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.6" table:style-name="ce1">
            <text:p>12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.7" table:style-name="ce1">
            <text:p>12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.8" table:style-name="ce1">
            <text:p>12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2.9" table:style-name="ce1">
            <text:p>12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.1" table:style-name="ce1">
            <text:p>13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.2" table:style-name="ce1">
            <text:p>13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.3" table:style-name="ce1">
            <text:p>13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.4" table:style-name="ce1">
            <text:p>13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.5" table:style-name="ce1">
            <text:p>13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.6" table:style-name="ce1">
            <text:p>13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.7" table:style-name="ce1">
            <text:p>13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.8" table:style-name="ce1">
            <text:p>13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3.9" table:style-name="ce1">
            <text:p>13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.1" table:style-name="ce1">
            <text:p>14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.2" table:style-name="ce1">
            <text:p>14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.3" table:style-name="ce1">
            <text:p>14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.4" table:style-name="ce1">
            <text:p>14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.5" table:style-name="ce1">
            <text:p>14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.6" table:style-name="ce1">
            <text:p>14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.7" table:style-name="ce1">
            <text:p>14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.8" table:style-name="ce1">
            <text:p>14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4.9" table:style-name="ce1">
            <text:p>14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.1" table:style-name="ce1">
            <text:p>15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.2" table:style-name="ce1">
            <text:p>15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.3" table:style-name="ce1">
            <text:p>15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.4" table:style-name="ce1">
            <text:p>15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.5" table:style-name="ce1">
            <text:p>15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.6" table:style-name="ce1">
            <text:p>15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.7" table:style-name="ce1">
            <text:p>15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.8" table:style-name="ce1">
            <text:p>15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5.9" table:style-name="ce1">
            <text:p>15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.100000000000001" table:style-name="ce1">
            <text:p>16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.2" table:style-name="ce1">
            <text:p>16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.3" table:style-name="ce1">
            <text:p>16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.399999999999999" table:style-name="ce1">
            <text:p>16.4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.5" table:style-name="ce1">
            <text:p>16.5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.600000000000001" table:style-name="ce1">
            <text:p>16.6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.7" table:style-name="ce1">
            <text:p>16.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.8" table:style-name="ce1">
            <text:p>16.8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6.899999999999999" table:style-name="ce1">
            <text:p>16.9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7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.100000000000001" table:style-name="ce1">
            <text:p>17.1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.2" table:style-name="ce1">
            <text:p>17.2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.3" table:style-name="ce1">
            <text:p>17.3</text:p>
          </table:table-cell>
          <table:table-cell office:value-type="float" office:value="13.4299971615985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.399999999999999" table:style-name="ce1">
            <text:p>17.4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.5" table:style-name="ce1">
            <text:p>17.5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.600000000000001" table:style-name="ce1">
            <text:p>17.6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.7" table:style-name="ce1">
            <text:p>17.7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.8" table:style-name="ce1">
            <text:p>17.8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7.899999999999999" table:style-name="ce1">
            <text:p>17.9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.100000000000001" table:style-name="ce1">
            <text:p>18.1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.2" table:style-name="ce1">
            <text:p>18.2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.3" table:style-name="ce1">
            <text:p>18.3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.399999999999999" table:style-name="ce1">
            <text:p>18.4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.5" table:style-name="ce1">
            <text:p>18.5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.600000000000001" table:style-name="ce1">
            <text:p>18.6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.7" table:style-name="ce1">
            <text:p>18.7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.8" table:style-name="ce1">
            <text:p>18.8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8.899999999999999" table:style-name="ce1">
            <text:p>18.9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.100000000000001" table:style-name="ce1">
            <text:p>19.1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.2" table:style-name="ce1">
            <text:p>19.2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.3" table:style-name="ce1">
            <text:p>19.3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.399999999999999" table:style-name="ce1">
            <text:p>19.4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.5" table:style-name="ce1">
            <text:p>19.5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.600000000000001" table:style-name="ce1">
            <text:p>19.6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.7" table:style-name="ce1">
            <text:p>19.7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.8" table:style-name="ce1">
            <text:p>19.8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19.899999999999999" table:style-name="ce1">
            <text:p>19.9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.100000000000001" table:style-name="ce1">
            <text:p>20.1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.2" table:style-name="ce1">
            <text:p>20.2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.3" table:style-name="ce1">
            <text:p>20.3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6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.399999999999999" table:style-name="ce1">
            <text:p>20.4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.5" table:style-name="ce1">
            <text:p>20.5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.6" table:style-name="ce1">
            <text:p>20.6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.7" table:style-name="ce1">
            <text:p>20.7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.8" table:style-name="ce1">
            <text:p>20.8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0.9" table:style-name="ce1">
            <text:p>20.9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.1" table:style-name="ce1">
            <text:p>21.1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.2" table:style-name="ce1">
            <text:p>21.2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.3" table:style-name="ce1">
            <text:p>21.3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.4" table:style-name="ce1">
            <text:p>21.4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.5" table:style-name="ce1">
            <text:p>21.5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.6" table:style-name="ce1">
            <text:p>21.6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.7" table:style-name="ce1">
            <text:p>21.7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.8" table:style-name="ce1">
            <text:p>21.8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1.9" table:style-name="ce1">
            <text:p>21.9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.1" table:style-name="ce1">
            <text:p>22.1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.2" table:style-name="ce1">
            <text:p>22.2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.3" table:style-name="ce1">
            <text:p>22.3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.4" table:style-name="ce1">
            <text:p>22.4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.5" table:style-name="ce1">
            <text:p>22.5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.600000000000101" table:style-name="ce1">
            <text:p>22.6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.7" table:style-name="ce1">
            <text:p>22.7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.8000000000001" table:style-name="ce1">
            <text:p>22.8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2.900000000000102" table:style-name="ce1">
            <text:p>22.9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000000000000099" table:style-name="ce1">
            <text:p>23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100000000000101" table:style-name="ce1">
            <text:p>23.1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200000000000099" table:style-name="ce1">
            <text:p>23.2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3000000000001" table:style-name="ce1">
            <text:p>23.3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400000000000102" table:style-name="ce1">
            <text:p>23.4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99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500000000000099" table:style-name="ce1">
            <text:p>23.5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600000000000101" table:style-name="ce1">
            <text:p>23.6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700000000000099" table:style-name="ce1">
            <text:p>23.7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8000000000001" table:style-name="ce1">
            <text:p>23.8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0099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3.900000000000102" table:style-name="ce1">
            <text:p>23.9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000000000000099" table:style-name="ce1">
            <text:p>24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100000000000101" table:style-name="ce1">
            <text:p>24.1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200000000000099" table:style-name="ce1">
            <text:p>24.2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3000000000001" table:style-name="ce1">
            <text:p>24.3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400000000000102" table:style-name="ce1">
            <text:p>24.4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500000000000099" table:style-name="ce1">
            <text:p>24.5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600000000000101" table:style-name="ce1">
            <text:p>24.6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700000000000099" table:style-name="ce1">
            <text:p>24.7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8000000000001" table:style-name="ce1">
            <text:p>24.8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style-name="ro2">
          <table:table-cell office:value-type="float" office:value="24.900000000000102" table:style-name="ce1">
            <text:p>24.9</text:p>
          </table:table-cell>
          <table:table-cell office:value-type="float" office:value="13.429997161598401" table:style-name="ce1">
            <text:p>13.42999716</text:p>
          </table:table-cell>
          <table:table-cell office:value-type="float" office:value="0.1" table:style-name="ce1">
            <text:p>0.1</text:p>
          </table:table-cell>
          <table:table-cell office:value-type="float" office:value="13.4299971581914" table:style-name="ce1">
            <text:p>13.42999716</text:p>
          </table:table-cell>
          <table:table-cell office:value-type="float" office:value="13.37033199241" table:style-name="ce1">
            <text:p>13.37033199</text:p>
          </table:table-cell>
          <table:table-cell table:number-columns-repeated="16379"/>
        </table:table-row>
        <table:table-row table:number-rows-repeated="10483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mbria" svg:font-family="Cambri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rodrigo guerrero alejos</dc:creator>
    <meta:creation-date>2023-06-26T17:19:46Z</meta:creation-date>
    <dc:date>2023-07-02T18:04:43Z</dc:date>
    <meta:editing-cycles>1</meta:editing-cycles>
    <meta:editing-duration>PT21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el grá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B$1" chart:values-cell-range-address="Sheet1.$B$2:.$B$251" chart:class="chart:scatter" chart:attached-axis="primary-y" chart:style-name="G0S0">
            <chart:domain table:cell-range-address="Sheet1.$A$2:.$A$251"/>
            <chart:data-point chart:repeated="250"/>
          </chart:series>
          <chart:series chart:label-cell-address="Sheet1.$C$1" chart:values-cell-range-address="Sheet1.$C$2:.$C$251" chart:class="chart:scatter" chart:attached-axis="primary-y" chart:style-name="G0S1">
            <chart:domain table:cell-range-address="Sheet1.$A$2:.$A$251"/>
            <chart:data-point chart:repeated="250"/>
          </chart:series>
          <chart:series chart:label-cell-address="Sheet1.$D$1" chart:values-cell-range-address="Sheet1.$D$2:.$D$251" chart:class="chart:scatter" chart:attached-axis="primary-y" chart:style-name="G0S2">
            <chart:domain table:cell-range-address="Sheet1.$A$2:.$A$251"/>
            <chart:data-point chart:repeated="250"/>
          </chart:series>
          <chart:series chart:label-cell-address="Sheet1.$E$1" chart:values-cell-range-address="Sheet1.$E$2:.$E$251" chart:class="chart:scatter" chart:attached-axis="primary-y" chart:style-name="G0S3">
            <chart:domain table:cell-range-address="Sheet1.$A$2:.$A$251"/>
            <chart:data-point chart:repeated="2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